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paragraph-properties fo:break-before="page"/>
      <style:text-properties fo:font-weight="bold" officeooo:rsid="0024b98e" officeooo:paragraph-rsid="002c2613"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2c2613"/>
    </style:style>
    <style:style style:name="P17" style:family="paragraph" style:parent-style-name="Text_20_body">
      <style:paragraph-properties fo:line-height="0.1402in"/>
      <style:text-properties officeooo:paragraph-rsid="002c2613"/>
    </style:style>
    <style:style style:name="P18" style:family="paragraph" style:parent-style-name="Heading_20_1">
      <style:paragraph-properties fo:keep-with-next="always"/>
    </style:style>
    <style:style style:name="P19"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20" style:family="paragraph" style:parent-style-name="Heading_20_1">
      <style:paragraph-properties fo:keep-with-next="always"/>
      <style:text-properties officeooo:paragraph-rsid="003134b7"/>
    </style:style>
    <style:style style:name="P21"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13d97d" style:font-weight-asian="bold" style:font-weight-complex="bold"/>
    </style:style>
    <style:style style:name="T3" style:family="text">
      <style:text-properties officeooo:rsid="0024b98e"/>
    </style:style>
    <style:style style:name="T4" style:family="text">
      <style:text-properties fo:font-weight="bold" officeooo:rsid="0024b98e" style:font-weight-asian="bold" style:font-weight-complex="bold"/>
    </style:style>
    <style:style style:name="T5" style:family="text">
      <style:text-properties officeooo:rsid="000eac0a"/>
    </style:style>
    <style:style style:name="T6" style:family="text">
      <style:text-properties fo:font-weight="normal" style:font-weight-asian="normal" style:font-weight-complex="normal"/>
    </style:style>
    <style:style style:name="T7" style:family="text">
      <style:text-properties style:font-name="Liberation Sans" style:font-name-asian="Arial Unicode MS" style:font-name-complex="Arial Unicode MS"/>
    </style:style>
    <style:style style:name="T8" style:family="text">
      <style:text-properties style:font-name="Liberation Serif" style:font-name-asian="Arial Unicode MS" style:font-name-complex="Arial Unicode MS"/>
    </style:style>
    <style:style style:name="T9" style:family="text">
      <style:text-properties style:font-name="Liberation Sans" officeooo:rsid="003134b7" style:font-name-asian="Arial Unicode MS" style:font-name-complex="Arial Unicode MS"/>
    </style:style>
    <style:style style:name="T10" style:family="text">
      <style:text-properties officeooo:rsid="002d5d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2">ship</text:span><text:span text:style-name="T1"> </text:span><text:span text:style-name="T2">(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3">- Integrated notification reminders to boost user engagement.<text:line-break/></text:span><text:span text:style-name="T4">• Weather &amp; Air Quality Dashboard (Kotlin, Retrofit, Coroutines)</text:span></text:p>
      <text:p text:style-name="P11"><text:span text:style-name="T1"><text:s/>- </text:span>Built a mobile dashboard to display real-time weather and air quality data using public APIs.</text:p>
      <text:p text:style-name="P13"><text:s/>- Implemented Retrofit for REST API integration with proper error handling and offline caching.</text:p>
      <text:p text:style-name="P13"><text:s/>- Designed animated, weather-themed backgrounds using Jetpack Compose.</text:p>
      <text:p text:style-name="P13"><text:s/>- Provided multi-city search and detailed forecast views.</text:p>
      <text:p text:style-name="P14">• Grocery Price Comparator (Kotlin, Web Scraping API, Firebase)</text:p>
      <text:p text:style-name="P9"><text:s/>- Created an application to compare grocery prices across different stores using a web scraping API.</text:p>
      <text:p text:style-name="P9"><text:s/>- Integrated Firebase Firestore for storing user preferences and favorite products.</text:p>
      <text:p text:style-name="P9"><text:s/>- Added push notifications to alert users of price drops on tracked items.</text:p>
      <text:p text:style-name="P9"><text:s/>- Implemented sorting and filtering options for quick decision-making.</text:p>
      <text:h text:style-name="Heading_20_1" text:outline-level="1">EXPERIENCE</text:h>
      <text:p text:style-name="P15">Software Engineer – AKTEK | Oct 2022 – Feb 2023</text:p>
      <text:p text:style-name="P16"><text:s/>- Developed and maintained automated workflows using UiPath.</text:p>
      <text:p text:style-name="P16"><text:s/>- Built SQL automations and integrated backend systems with Oracle database.- Designed automation strategy to minimize memory usage by 20% and reduce operational costs by 15%.</text:p>
      <text:p text:style-name="P16"><text:s/>- Established KPIs to track automation performance and resource consumption.</text:p>
      <text:p text:style-name="P16"><text:s/>- Boosted business efficiency through automation solutions.</text:p>
      <text:p text:style-name="Standard"/>
      <text:p text:style-name="P15">Software Engineer – VBM | Sep 2021 – Feb 2022</text:p>
      <text:p text:style-name="P16"><text:s/>- Designed and implemented automation workflows in UiPath and VB.NET.</text:p>
      <text:p text:style-name="P16"><text:s/>- Created custom C# activities and automated Java-based applications.</text:p>
      <text:p text:style-name="P16"><text:s/>- S<text:span text:style-name="T5">t</text:span>reamlined Excel tasks with VBA and UiPath.</text:p>
      <text:p text:style-name="P16"><text:s/>- Designed automation strategy to minimize memory usage by 20% and reduce operational costs by 15%.</text:p>
      <text:p text:style-name="P16"><text:s/>- Established KPIs to track automation performance and resource consumption.</text:p>
      <text:p text:style-name="P16"><text:s/>- Reduced project delivery timelines significantly; some client processes were shortened from 6 months to just 1 week through optimized automation solutions.</text:p>
      <text:h text:style-name="Heading_20_1" text:outline-level="1">EDUCATION</text:h>
      <text:p text:style-name="P17"><text:span text:style-name="Strong_20_Emphasis">B.Sc. in Information Systems Engineering </text:span><text:span text:style-name="Strong_20_Emphasis"><text:span text:style-name="T6">—</text:span></text:span><text:span text:style-name="Strong_20_Emphasis"> </text:span>Mugla Sitki Kocman University, Turkey — <text:span text:style-name="Emphasis">2020</text:span></text:p>
      <text:p text:style-name="P17"><text:span text:style-name="Strong_20_Emphasis">High School Diploma in Database Programming</text:span><text:span text:style-name="Emphasis"> — Susurluk Anatolian Technical High School, Turkey — 2014</text:span></text:p>
      <text:h text:style-name="P18" text:outline-level="1"><text:span text:style-name="Emphasis"><text:span text:style-name="T7">VOLUNTEERING</text:span></text:span></text:h>
      <text:p text:style-name="Text_20_body"><text:span text:style-name="Emphasis"><text:span text:style-name="Strong_20_Emphasis"><text:span text:style-name="T8">BILMOK – Foyer Area Supervisor</text:span></text:span></text:span><text:span text:style-name="Emphasis"><text:span text:style-name="T8">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9" text:outline-level="1">CERTIFICATIONS</text:h>
      <text:p text:style-name="P16">- Google Associate Android Developer (Kotlin)</text:p>
      <text:p text:style-name="P16"><text:span text:style-name="Emphasis">- Kotlin for Android Developers (JetBrains)</text:span></text:p>
      <text:h text:style-name="P19" text:outline-level="1">COURSES</text:h>
      <text:p text:style-name="P16"><text:span text:style-name="Emphasis">- Android Kotlin Development — Udemy (Instructor: Emre Altunbilek)</text:span></text:p>
      <text:h text:style-name="P20" text:outline-level="1"><text:span text:style-name="Emphasis"><text:span text:style-name="T9">LANGUAGES</text:span></text:span></text:h>
      <text:p text:style-name="P21"><text:span text:style-name="Emphasis"><text:span text:style-name="T10">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8-08T21:23:24.118316000</dc:date>
    <meta:editing-duration>P2DT2H33M59S</meta:editing-duration>
    <meta:editing-cycles>15</meta:editing-cycles>
    <meta:print-date>2025-08-05T20:16:47.912203000</meta:print-date>
    <meta:printed-by>PDF files</meta:printed-by>
    <meta:document-statistic meta:table-count="1" meta:image-count="0" meta:object-count="0" meta:page-count="2" meta:paragraph-count="65" meta:word-count="645" meta:character-count="4676" meta:non-whitespace-character-count="4051"/>
  </office:meta>
</office:document-meta>
</file>